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page" style:writing-mode="lr-tb"/>
    </style:style>
    <style:style style:name="P5" style:family="paragraph" style:parent-style-name="Standard" style:master-page-name="Standard">
      <style:paragraph-properties fo:line-height="115%" fo:text-align="center" style:justify-single-word="false" style:page-number="auto" fo:break-before="auto" fo:break-after="auto" style:writing-mode="lr-tb"/>
    </style:style>
    <style:style style:name="P6" style:family="paragraph" style:parent-style-name="Standard" style:list-style-name="L1">
      <style:paragraph-properties fo:margin-top="0in" fo:margin-bottom="0in" style:contextual-spacing="false" fo:line-height="115%" fo:text-align="start" style:justify-single-word="false" fo:orphans="2" fo:widows="2" style:writing-mode="lr-tb"/>
      <style:text-properties officeooo:rsid="001103e4" officeooo:paragraph-rsid="001103e4"/>
    </style:style>
    <style:style style:name="P7" style:family="paragraph" style:parent-style-name="Standard" style:list-style-name="L1">
      <style:paragraph-properties fo:margin-top="0in" fo:margin-bottom="0in" style:contextual-spacing="false" fo:line-height="115%" fo:text-align="start" style:justify-single-word="false" fo:orphans="2" fo:widows="2" style:writing-mode="lr-tb"/>
      <style:text-properties officeooo:paragraph-rsid="0012920e"/>
    </style:style>
    <style:style style:name="P8" style:family="paragraph" style:parent-style-name="Standard">
      <style:paragraph-properties fo:margin-top="0in" fo:margin-bottom="0in" style:contextual-spacing="false" fo:line-height="115%" fo:text-align="start" style:justify-single-word="false" fo:orphans="2" fo:widows="2" style:writing-mode="lr-tb"/>
      <style:text-properties officeooo:paragraph-rsid="0012920e"/>
    </style:style>
    <style:style style:name="P9" style:family="paragraph" style:parent-style-name="Standard">
      <style:paragraph-properties fo:line-height="115%" style:writing-mode="lr-tb"/>
    </style:style>
    <style:style style:name="P10" style:family="paragraph" style:parent-style-name="Standard">
      <style:paragraph-properties fo:line-height="115%" style:writing-mode="lr-tb"/>
      <style:text-properties officeooo:paragraph-rsid="0012920e"/>
    </style:style>
    <style:style style:name="P11" style:family="paragraph" style:parent-style-name="Standard" style:list-style-name="L3">
      <style:paragraph-properties fo:line-height="115%" style:writing-mode="lr-tb"/>
      <style:text-properties fo:font-weight="normal" officeooo:rsid="0012920e" officeooo:paragraph-rsid="0012920e" style:font-weight-asian="normal" style:font-weight-complex="normal"/>
    </style:style>
    <style:style style:name="P12" style:family="paragraph" style:parent-style-name="Standard" style:list-style-name="L3">
      <style:paragraph-properties fo:line-height="115%" style:writing-mode="lr-tb"/>
      <style:text-properties fo:font-weight="normal" officeooo:rsid="00139b48" officeooo:paragraph-rsid="00139b48" style:font-weight-asian="normal" style:font-weight-complex="normal"/>
    </style:style>
    <style:style style:name="P13" style:family="paragraph" style:parent-style-name="Standard" style:list-style-name="L4">
      <style:paragraph-properties fo:line-height="115%" style:writing-mode="lr-tb"/>
      <style:text-properties fo:font-weight="normal" officeooo:rsid="00139b48" officeooo:paragraph-rsid="00139b48" style:font-weight-asian="normal" style:font-weight-complex="normal"/>
    </style:style>
    <style:style style:name="P14" style:family="paragraph" style:parent-style-name="Standard" style:list-style-name="L3">
      <style:paragraph-properties fo:line-height="115%" style:writing-mode="lr-tb"/>
      <style:text-properties fo:font-weight="normal" officeooo:rsid="0013da03" officeooo:paragraph-rsid="0013da03" style:font-weight-asian="normal" style:font-weight-complex="normal"/>
    </style:style>
    <style:style style:name="P15" style:family="paragraph" style:parent-style-name="Standard" style:list-style-name="L3">
      <style:paragraph-properties fo:line-height="115%" style:writing-mode="lr-tb"/>
      <style:text-properties fo:font-weight="normal" officeooo:rsid="00150aa5" officeooo:paragraph-rsid="00150aa5" style:font-weight-asian="normal" style:font-weight-complex="normal"/>
    </style:style>
    <style:style style:name="P16" style:family="paragraph" style:parent-style-name="Standard" style:list-style-name="L4">
      <style:paragraph-properties fo:line-height="115%" style:writing-mode="lr-tb"/>
      <style:text-properties fo:font-weight="normal" officeooo:rsid="0016f741" officeooo:paragraph-rsid="0016f741" style:font-weight-asian="normal" style:font-weight-complex="normal"/>
    </style:style>
    <style:style style:name="P17" style:family="paragraph" style:parent-style-name="Standard" style:list-style-name="L3">
      <style:paragraph-properties fo:line-height="115%" style:writing-mode="lr-tb"/>
      <style:text-properties style:font-name="Courier 10 Pitch" fo:font-weight="normal" officeooo:rsid="0012920e" officeooo:paragraph-rsid="0012920e" style:font-weight-asian="normal" style:font-weight-complex="normal"/>
    </style:style>
    <style:style style:name="P18" style:family="paragraph" style:parent-style-name="Standard" style:list-style-name="L3">
      <style:paragraph-properties fo:line-height="115%" style:writing-mode="lr-tb"/>
      <style:text-properties style:font-name="Courier 10 Pitch" fo:font-weight="normal" officeooo:rsid="00139b48" officeooo:paragraph-rsid="00139b48" style:font-weight-asian="normal" style:font-weight-complex="normal"/>
    </style:style>
    <style:style style:name="P19" style:family="paragraph" style:parent-style-name="Standard" style:list-style-name="L3">
      <style:paragraph-properties fo:line-height="115%" style:writing-mode="lr-tb"/>
      <style:text-properties style:font-name="Courier 10 Pitch" fo:font-weight="normal" officeooo:rsid="0013da03" officeooo:paragraph-rsid="0013da03" style:font-weight-asian="normal" style:font-weight-complex="normal"/>
    </style:style>
    <style:style style:name="P20"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21"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style>
    <style:style style:name="P22"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text-properties officeooo:paragraph-rsid="001103e4"/>
    </style:style>
    <style:style style:name="P23"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text-properties officeooo:rsid="001103e4" officeooo:paragraph-rsid="001103e4"/>
    </style:style>
    <style:style style:name="P24"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25"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26"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27"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officeooo:rsid="001103e4" officeooo:paragraph-rsid="001103e4"/>
    </style:style>
    <style:style style:name="P28" style:family="paragraph" style:parent-style-name="Standard" style:master-page-name="">
      <style:paragraph-properties fo:margin-left="0.5102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29" style:family="paragraph" style:parent-style-name="Standard" style:master-page-name="">
      <style:paragraph-properties fo:margin-left="0.5102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30" style:family="paragraph" style:parent-style-name="Standard">
      <style:paragraph-properties fo:margin-left="0.5102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31" style:family="paragraph" style:parent-style-name="Standard" style:master-page-name="">
      <style:paragraph-properties fo:margin-left="0.4898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text-properties officeooo:rsid="001103e4" officeooo:paragraph-rsid="001103e4"/>
    </style:style>
    <style:style style:name="P32" style:family="paragraph" style:parent-style-name="Standard">
      <style:paragraph-properties fo:line-height="115%" fo:break-before="page" style:writing-mode="lr-tb"/>
    </style:style>
    <style:style style:name="T1" style:family="text">
      <style:text-properties fo:font-weight="bold" style:font-weight-asian="bold" style:font-weight-complex="bold"/>
    </style:style>
    <style:style style:name="T2" style:family="text">
      <style:text-properties fo:font-weight="bold" officeooo:rsid="0016f741" style:font-weight-asian="bold" style:font-weight-complex="bold"/>
    </style:style>
    <style:style style:name="T3" style:family="text">
      <style:text-properties fo:color="#1155cc" style:text-underline-style="solid" style:text-underline-width="auto" style:text-underline-color="font-color"/>
    </style:style>
    <style:style style:name="T4" style:family="text">
      <style:text-properties officeooo:rsid="001103e4"/>
    </style:style>
    <style:style style:name="T5" style:family="text">
      <style:text-properties officeooo:rsid="0012920e"/>
    </style:style>
    <style:style style:name="T6" style:family="text">
      <style:text-properties style:font-name="Courier 10 Pitch"/>
    </style:style>
    <style:style style:name="T7" style:family="text">
      <style:text-properties style:font-name="Courier 10 Pitch" officeooo:rsid="00172b73"/>
    </style:style>
    <style:style style:name="T8" style:family="text">
      <style:text-properties officeooo:rsid="00150aa5"/>
    </style:style>
    <style:style style:name="T9" style:family="text">
      <style:text-properties officeooo:rsid="0016f741"/>
    </style:style>
    <style:style style:name="T10" style:family="text">
      <style:text-properties officeooo:rsid="00172b73"/>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kū</text:p>
      <text:p text:style-name="P2">Code Inspection Report</text:p>
      <text:p text:style-name="P2"/>
      <text:p text:style-name="P2"><text:span text:style-name="T1">Table of Contents</text:span></text:p>
      <text:p text:style-name="P2"/>
      <text:p text:style-name="P1">1. Introduction</text:p>
      <text:p text:style-name="P1"/>
      <text:p text:style-name="P1">1.1 Purpose of This Document</text:p>
      <text:p text:style-name="P1">1.2 References</text:p>
      <text:p text:style-name="P1">1.3 Coding and Commenting Conventions</text:p>
      <text:p text:style-name="P1">1.4 Defect Checklist</text:p>
      <text:p text:style-name="P1"/>
      <text:p text:style-name="P1">2. Code Inspection Process</text:p>
      <text:p text:style-name="P1"/>
      <text:p text:style-name="P1">2.1 Description</text:p>
      <text:p text:style-name="P1">2.2 Impressions of the Process</text:p>
      <text:p text:style-name="P1">2.3 Inspection Meetings</text:p>
      <text:p text:style-name="P1"/>
      <text:p text:style-name="P1">3. Modules Inspected</text:p>
      <text:p text:style-name="P1"/>
      <text:p text:style-name="P1">4. Defects</text:p>
      <text:p text:style-name="P1"/>
      <text:p text:style-name="P1">Appendix A - Coding and Commenting Conventions</text:p>
      <text:p text:style-name="P1"/>
      <text:p text:style-name="P1">Appendix B - Peer Review Sign-off</text:p>
      <text:p text:style-name="P1"/>
      <text:p text:style-name="P1">Appendix C - Document Contributions</text:p>
      <text:p text:style-name="P4"><text:span text:style-name="T1">1. Introduction</text:span></text:p>
      <text:p text:style-name="P1"/>
      <text:p text:style-name="P20">1.1 Purpose of This Document</text:p>
      <text:p text:style-name="P26"/>
      <text:p text:style-name="P26">This document serves two primary functions. First, the document contains the coding and commenting conventions of Dekū, for use by the current engineering team, as well as any future maintainers. Second, this document also serves as a log for the code inspection process and ensures that modules have been reviewed. The primary audience for this application is the Dekū engineering team, and the secondary audience is the customer, Shawn Squire.</text:p>
      <text:p text:style-name="P26"/>
      <text:p text:style-name="P26">1.2 References</text:p>
      <text:p text:style-name="P27"/>
      <text:p text:style-name="P26">This document primarily concerns coding and commenting conventions, and code inspection logs. For greater insight into the requirements of the application, consult the SRS. For a high level view of the application design, consult the SDD.</text:p>
      <text:p text:style-name="P26"/>
      <text:p text:style-name="P26">1.3 Coding and Commenting Conventions</text:p>
      <text:p text:style-name="P26"/>
      <text:p text:style-name="P26">Coding and commenting conventions for this project are language dependent. Throughout the project, Python, JavaScript, HTML, and CSS are used. </text:p>
      <text:p text:style-name="P1"/>
      <text:p text:style-name="P28">For Python, this project follows the Python PEP8 Style Guide, available at <text:a xlink:type="simple" xlink:href="http://legacy.python.org/dev/peps/pep-0008/">http</text:a><text:a xlink:type="simple" xlink:href="http://legacy.python.org/dev/peps/pep-0008/">://</text:a><text:a xlink:type="simple" xlink:href="http://legacy.python.org/dev/peps/pep-0008/">legacy</text:a><text:a xlink:type="simple" xlink:href="http://legacy.python.org/dev/peps/pep-0008/">.</text:a><text:a xlink:type="simple" xlink:href="http://legacy.python.org/dev/peps/pep-0008/">python</text:a><text:a xlink:type="simple" xlink:href="http://legacy.python.org/dev/peps/pep-0008/">.</text:a><text:a xlink:type="simple" xlink:href="http://legacy.python.org/dev/peps/pep-0008/">org</text:a><text:a xlink:type="simple" xlink:href="http://legacy.python.org/dev/peps/pep-0008/">/</text:a><text:a xlink:type="simple" xlink:href="http://legacy.python.org/dev/peps/pep-0008/">dev</text:a><text:a xlink:type="simple" xlink:href="http://legacy.python.org/dev/peps/pep-0008/">/</text:a><text:a xlink:type="simple" xlink:href="http://legacy.python.org/dev/peps/pep-0008/">peps</text:a><text:a xlink:type="simple" xlink:href="http://legacy.python.org/dev/peps/pep-0008/">/</text:a><text:a xlink:type="simple" xlink:href="http://legacy.python.org/dev/peps/pep-0008/">pep</text:a><text:a xlink:type="simple" xlink:href="http://legacy.python.org/dev/peps/pep-0008/">-0008/</text:a>.</text:p>
      <text:p text:style-name="P30"/>
      <text:p text:style-name="P30">For JavaScript, this project follow the Google JavaScript Style guide, available at <text:a xlink:type="simple" xlink:href="https://google-styleguide.googlecode.com/svn/trunk/javascriptguide.xml">https</text:a><text:a xlink:type="simple" xlink:href="https://google-styleguide.googlecode.com/svn/trunk/javascriptguide.xml">://</text:a><text:a xlink:type="simple" xlink:href="https://google-styleguide.googlecode.com/svn/trunk/javascriptguide.xml">google</text:a><text:a xlink:type="simple" xlink:href="https://google-styleguide.googlecode.com/svn/trunk/javascriptguide.xml">-</text:a><text:a xlink:type="simple" xlink:href="https://google-styleguide.googlecode.com/svn/trunk/javascriptguide.xml">styleguide</text:a><text:a xlink:type="simple" xlink:href="https://google-styleguide.googlecode.com/svn/trunk/javascriptguide.xml">.</text:a><text:a xlink:type="simple" xlink:href="https://google-styleguide.googlecode.com/svn/trunk/javascriptguide.xml">googlecode</text:a><text:a xlink:type="simple" xlink:href="https://google-styleguide.googlecode.com/svn/trunk/javascriptguide.xml">.</text:a><text:a xlink:type="simple" xlink:href="https://google-styleguide.googlecode.com/svn/trunk/javascriptguide.xml">com</text:a><text:a xlink:type="simple" xlink:href="https://google-styleguide.googlecode.com/svn/trunk/javascriptguide.xml">/</text:a><text:a xlink:type="simple" xlink:href="https://google-styleguide.googlecode.com/svn/trunk/javascriptguide.xml">svn</text:a><text:a xlink:type="simple" xlink:href="https://google-styleguide.googlecode.com/svn/trunk/javascriptguide.xml">/</text:a><text:a xlink:type="simple" xlink:href="https://google-styleguide.googlecode.com/svn/trunk/javascriptguide.xml">trunk</text:a><text:a xlink:type="simple" xlink:href="https://google-styleguide.googlecode.com/svn/trunk/javascriptguide.xml">/</text:a><text:a xlink:type="simple" xlink:href="https://google-styleguide.googlecode.com/svn/trunk/javascriptguide.xml">javascriptguide</text:a><text:a xlink:type="simple" xlink:href="https://google-styleguide.googlecode.com/svn/trunk/javascriptguide.xml">.</text:a><text:a xlink:type="simple" xlink:href="https://google-styleguide.googlecode.com/svn/trunk/javascriptguide.xml">xml</text:a>.</text:p>
      <text:p text:style-name="P30"/>
      <text:p text:style-name="P30">For HTML and CSS, this project follows the Google HTML/CSS Style Guide, available at <text:a xlink:type="simple" xlink:href="https://google-styleguide.googlecode.com/svn/trunk/htmlcssguide.xml">https</text:a><text:a xlink:type="simple" xlink:href="https://google-styleguide.googlecode.com/svn/trunk/htmlcssguide.xml">://</text:a><text:a xlink:type="simple" xlink:href="https://google-styleguide.googlecode.com/svn/trunk/htmlcssguide.xml">google</text:a><text:a xlink:type="simple" xlink:href="https://google-styleguide.googlecode.com/svn/trunk/htmlcssguide.xml">-</text:a><text:a xlink:type="simple" xlink:href="https://google-styleguide.googlecode.com/svn/trunk/htmlcssguide.xml">styleguide</text:a><text:a xlink:type="simple" xlink:href="https://google-styleguide.googlecode.com/svn/trunk/htmlcssguide.xml">.</text:a><text:a xlink:type="simple" xlink:href="https://google-styleguide.googlecode.com/svn/trunk/htmlcssguide.xml">googlecode</text:a><text:a xlink:type="simple" xlink:href="https://google-styleguide.googlecode.com/svn/trunk/htmlcssguide.xml">.</text:a><text:a xlink:type="simple" xlink:href="https://google-styleguide.googlecode.com/svn/trunk/htmlcssguide.xml">com</text:a><text:a xlink:type="simple" xlink:href="https://google-styleguide.googlecode.com/svn/trunk/htmlcssguide.xml">/</text:a><text:a xlink:type="simple" xlink:href="https://google-styleguide.googlecode.com/svn/trunk/htmlcssguide.xml">svn</text:a><text:a xlink:type="simple" xlink:href="https://google-styleguide.googlecode.com/svn/trunk/htmlcssguide.xml">/</text:a><text:a xlink:type="simple" xlink:href="https://google-styleguide.googlecode.com/svn/trunk/htmlcssguide.xml">trunk</text:a><text:a xlink:type="simple" xlink:href="https://google-styleguide.googlecode.com/svn/trunk/htmlcssguide.xml">/</text:a><text:a xlink:type="simple" xlink:href="https://google-styleguide.googlecode.com/svn/trunk/htmlcssguide.xml">htmlcssguide</text:a><text:a xlink:type="simple" xlink:href="https://google-styleguide.googlecode.com/svn/trunk/htmlcssguide.xml">.</text:a><text:a xlink:type="simple" xlink:href="https://google-styleguide.googlecode.com/svn/trunk/htmlcssguide.xml">xml</text:a>.</text:p>
      <text:p text:style-name="P30"/>
      <text:p text:style-name="P30">As an extension to each of the preceding style guidelines, avoid inline comments.</text:p>
      <text:p text:style-name="P1"/>
      <text:p text:style-name="P20">1.4 Defect Checklist</text:p>
      <text:p text:style-name="P21"/>
      <text:p text:style-name="P23">Security is a main concern throughout parts of the application. While developing using an SOA architecture has prevented developer collision and improved our ability to reuse or replace code as desired, the disparate nature of the design has left several security issues worth investigating.</text:p>
      <text:p text:style-name="P23"/>
      <text:list xml:id="list2849510927258951005" text:style-name="L1">
        <text:list-item>
          <text:p text:style-name="P6">The API is fully functioning, but currently lacks safeguards against malicious use. It is accessible via a console command in most web browsers. We are in the process of securing this.</text:p>
          <text:list>
            <text:list-item>
              <text:p text:style-name="P6">The main concerns are the ability to delete information from the database. The plan is to whitelist GET calls, while blocking all others from external use.</text:p>
            </text:list-item>
            <text:list-item>
              <text:p text:style-name="P7"><text:soft-page-break/><text:span text:style-name="T5">We are constantly reevaluating how much of the user's information to store in the interface. Some information is needed by the application for API calls or displaying information, while other information is needed for permissions. Most user information should be accessible to that user, but not all. Most importantly, we are still investigating how to make certain user information private while still maintaining functionality.</text:span></text:p>
            </text:list-item>
          </text:list>
        </text:list-item>
      </text:list>
      <text:p text:style-name="P8"/>
      <text:p text:style-name="P10"><text:span text:style-name="T1">2. Code Inspection Process</text:span></text:p>
      <text:p text:style-name="P3"/>
      <text:p text:style-name="P1"><text:tab/>2.1 Description</text:p>
      <text:p text:style-name="P1"/>
      <text:p text:style-name="P20">During the development process of this application, the engineering team <text:span text:style-name="T4">used a rather simplistic inspection system. By hosting the project on Github, we were provided with a set of great tools for evaluating changes on a commit to commit basis. Whenever a commit was pushed to the repository, we could quickly see at a glance what had changed. Good commit messages improved the clarity of this process.</text:span></text:p>
      <text:p text:style-name="P1"/>
      <text:p text:style-name="P1"/>
      <text:p text:style-name="P28">2.2 Impressions of the Process</text:p>
      <text:p text:style-name="P20"/>
      <text:p text:style-name="P22"><text:span text:style-name="T4">This process was valuable in ensuring that our code functioned properly, was well-written and cohesive. Using Github also helped because it allowed each member to address concerns at any time they could. With each member of the team having different schedules to adhere to, this was beneficial.</text:span></text:p>
      <text:p text:style-name="P1"/>
      <text:p text:style-name="P20">2.3 Inspection Meetings</text:p>
      <text:p text:style-name="P9"/>
      <text:p text:style-name="P31">During the development process, the team did not hold inspection meetings. This may have been useful, but it was generally felt that this would serve no greater benefit over the collaborative tools that Github offered.</text:p>
      <text:p text:style-name="P4"><text:span text:style-name="T1">3. <text:s/>Modules Inspected</text:span></text:p>
      <text:p text:style-name="P9"><text:span text:style-name="T1"/></text:p>
      <text:list xml:id="list544241662473704258" text:style-name="L3">
        <text:list-item>
          <text:p text:style-name="P17">app/</text:p>
          <text:list>
            <text:list-item>
              <text:p text:style-name="P11"><text:span text:style-name="T6">__init__.py</text:span>: Simple script that initializes the API. Pulls in dependencies, models, routes. Has remained relatively static for most of the project.</text:p>
            </text:list-item>
            <text:list-item>
              <text:p text:style-name="P11"><text:span text:style-name="T6">cards.py</text:span>: Module containing API methods pertaining to Card models. Currently implemented methods are fully unit-tested. May require modification.</text:p>
            </text:list-item>
            <text:list-item>
              <text:p text:style-name="P11"><text:span text:style-name="T6">users.py</text:span>: Module containing API methods pertaining to User models. Currently implemented methods are fully unit-tested. We are iteratively adding features to those models, so this file will likely require further modification.</text:p>
            </text:list-item>
            <text:list-item>
              <text:p text:style-name="P11"><text:span text:style-name="T6">utils.py</text:span>: Module containing any helper methods for the API. Currently only has a single simple method that assigns a necessary header to requests. May be changed or removed depending on the deployment environment. Currently required for development environment.</text:p>
            </text:list-item>
            <text:list-item>
              <text:p text:style-name="P11"><text:span text:style-name="T6">models.py</text:span>: Module containing the schema for the Card and User models. Subject to change.</text:p>
            </text:list-item>
          </text:list>
        </text:list-item>
        <text:list-item>
          <text:p text:style-name="P12"><text:span text:style-name="T6">config.py</text:span>: Module outlining the configuration of our database. Current implementation creates a sqlite database with migration. Will change to MySQL at product launch.</text:p>
        </text:list-item>
        <text:list-item>
          <text:p text:style-name="P18">css/</text:p>
          <text:list>
            <text:list-item>
              <text:p text:style-name="P12"><text:span text:style-name="T6">bootstrap.min.css</text:span>: Required stylesheet for Bootstrap, which is used to handle basic styling for the interface. Minified and tested externally.</text:p>
            </text:list-item>
            <text:list-item>
              <text:p text:style-name="P12"><text:span text:style-name="T6">slidebars.min.css</text:span>: Required stylesheet for the Slidebars Jquery plugin, which is used for our side menus. Minified and tested externally.</text:p>
            </text:list-item>
            <text:list-item>
              <text:p text:style-name="P12"><text:span text:style-name="T6">style.css</text:span>: Application-specific styling. Will be minified for production.</text:p>
            </text:list-item>
            <text:list-item>
              <text:p text:style-name="P12"><text:span text:style-name="T6">tags.css</text:span>: Temporary stylesheet for defining colors for tags given particular keywords. May be expanded or removed based on final implementation.</text:p>
            </text:list-item>
          </text:list>
        </text:list-item>
        <text:list-item>
          <text:p text:style-name="P12"><text:span text:style-name="T6">db_create.py</text:span>: Python script that instantiates a database based on the config.py file. Will likely be changed or removed at product launch when the application switches to a MySQL database.</text:p>
        </text:list-item>
        <text:list-item>
          <text:p text:style-name="P12"><text:span text:style-name="T6">db_downgrade.py</text:span>: Python script that reverts the database to a previous version. Only needed for development and testing and will be removed at product launch.</text:p>
        </text:list-item>
        <text:list-item>
          <text:p text:style-name="P12"><text:span text:style-name="T6">db_migrate.py</text:span>: Python script that maps all existing tables to adhere to new model definitions. Will be removed at product launch.</text:p>
        </text:list-item>
        <text:list-item>
          <text:p text:style-name="P12"><text:span text:style-name="T6">db_upgrade.py</text:span>: Python script that “upgrades” the database to a newer version. Only needed for development and testing and will be removed at product launch.</text:p>
        </text:list-item>
        <text:list-item>
          <text:p text:style-name="P12"><text:span text:style-name="T6">index.html</text:span>: Only HTML file used for this application. Is relatively static, serving as container for Backbone-rendered views. Currently contains Underscore templates, but the team has plans to externalize these.</text:p>
        </text:list-item>
        <text:list-item>
          <text:p text:style-name="P19">js/</text:p>
          <text:list>
            <text:list-item>
              <text:p text:style-name="P14"><text:span text:style-name="T6">app.js</text:span>: Main javascript file that initializes the interface. Currently contains function overriding which can be moved elsewhere.<text:line-break/><text:line-break/><text:line-break/></text:p>
            </text:list-item>
            <text:list-item>
              <text:p text:style-name="P19"><text:soft-page-break/>collections/</text:p>
              <text:list>
                <text:list-item>
                  <text:p text:style-name="P14"><text:span text:style-name="T6">deck.js</text:span>: Backbone collection for Card model. <text:span text:style-name="T8">Contains URI for API call to get cards. May change at product launch.</text:span></text:p>
                </text:list-item>
                <text:list-item>
                  <text:p text:style-name="P14"><text:span text:style-name="T6">filter_collection.js</text:span>: Backbone collection for filters used in searches. May be removed due to a plugin performing the same function.</text:p>
                </text:list-item>
              </text:list>
            </text:list-item>
            <text:list-item>
              <text:p text:style-name="P15"><text:span text:style-name="T6">lib/</text:span>: contains minified versions of the libraries used in the application. This directory may be added to as more dependencies are required.</text:p>
            </text:list-item>
            <text:list-item>
              <text:p text:style-name="P15">models/</text:p>
              <text:list>
                <text:list-item>
                  <text:p text:style-name="P15"><text:span text:style-name="T6">card.js</text:span>: Front end definition of the card class. Matches with the definition in the database. </text:p>
                </text:list-item>
                <text:list-item>
                  <text:p text:style-name="P15"><text:span text:style-name="T6">filter.js</text:span>: Class defining filters used in searching.</text:p>
                </text:list-item>
                <text:list-item>
                  <text:p text:style-name="P15"><text:span text:style-name="T6">user.js</text:span>: <text:span text:style-name="T9">Front end definition of the user class. Matches with the definition in the database.</text:span></text:p>
                </text:list-item>
              </text:list>
            </text:list-item>
            <text:list-item>
              <text:p text:style-name="P15"><text:span text:style-name="T6">views/</text:span>: Contains the logic for the various Backbone views in the interface.</text:p>
            </text:list-item>
          </text:list>
        </text:list-item>
        <text:list-item>
          <text:p text:style-name="P12"><text:span text:style-name="T6">requirements.txt</text:span>: Text file outlining Python libraries used for the project. Allows developers or a build system to download and install all dependencies quickly using pip.</text:p>
        </text:list-item>
        <text:list-item>
          <text:p text:style-name="P12"><text:span text:style-name="T6">tests.py</text:span>: Main test file for the API. Currently contains comprehensive unit tests for all API functions and possible outputs.</text:p>
        </text:list-item>
      </text:list>
      <text:p text:style-name="P4"><text:span text:style-name="T1">4. Defects</text:span></text:p>
      <text:p text:style-name="P9"><text:span text:style-name="T1"/></text:p>
      <text:list xml:id="list5587898644076958201" text:style-name="L4">
        <text:list-item>
          <text:p text:style-name="P13">Our models, while completely defined in the System Requirements Document, have not been fully implemented. Therefore, the <text:span text:style-name="T6">app/cards.py</text:span>, <text:span text:style-name="T6">app/users.py</text:span> <text:span text:style-name="T10">and </text:span><text:span text:style-name="T7">app/models.py</text:span><text:span text:style-name="T10"> </text:span>files can be considered incomplete for the time being.</text:p>
        </text:list-item>
        <text:list-item>
          <text:p text:style-name="P16">Currently, card ids are not being passed to the interface by the API, and this causes more cards to be written, possibly with duplicate information. Currently being investigated.</text:p>
        </text:list-item>
      </text:list>
      <text:p text:style-name="P4"><text:span text:style-name="T1">Appendix A - Coding and Commenting </text:span><text:span text:style-name="T2">Conventions</text:span></text:p>
      <text:p text:style-name="P4"><text:span text:style-name="T1">Appendix B - Peer Review Sign-off</text:span></text:p>
      <text:p text:style-name="P4"><text:span text:style-name="T1">Appendix C - Document Contribution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rebuchet MS" svg:font-family="'Trebuchet M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Jeremy Neal</dc:creator>
    <meta:editing-cycles>3</meta:editing-cycles>
    <dc:date>2014-04-11T22:13:07.079400435</dc:date>
    <meta:editing-duration>PT55S</meta:editing-duration>
    <meta:document-statistic meta:table-count="0" meta:image-count="0" meta:object-count="0" meta:page-count="9" meta:paragraph-count="77" meta:word-count="1214" meta:character-count="8022" meta:non-whitespace-character-count="6913"/>
  </office:meta>
</office:document-meta>
</file>